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ding Assets</text:p>
      <text:p text:style-name="Standard">//initializes images and sprites so we can use them</text:p>
      <text:p text:style-name="Standard"/>
      <text:p text:style-name="Standard">game.load.image ('image keyword' , './image location');</text:p>
      <text:p text:style-name="Standard">game.load.sprite ('sprite keyword' , './sprite location');</text:p>
      <text:p text:style-name="Standard"/>
      <text:p text:style-name="Standard">ex: game.load.image ('map01' , './assets/graphics/maps/map01.jpg')</text:p>
      <text:p text:style-name="Standard"/>
      <text:p text:style-name="P1">Adding Assets to the Game World</text:p>
      <text:p text:style-name="Standard">game.add.sprite(X location,Y location, 'sprite keyword');</text:p>
      <text:p text:style-name="Standard"/>
      <text:p text:style-name="Standard">ex: game.add.sprite (0,0, 'map01');</text:p>
      <text:p text:style-name="Standard"/>
      <text:p text:style-name="Standard">Assets are layered in the order they're added so make sure the ground is added first in a top down game!</text:p>
      <text:p text:style-name="Standard"/>
      <text:p text:style-name="P1">Groups</text:p>
      <text:p text:style-name="Standard">//Creates a new group called example</text:p>
      <text:p text:style-name="Standard">var example = game.add.group( );</text:p>
      <text:p text:style-name="Standard">example.</text:p>
      <text:p text:style-name="Standard"/>
      <text:p text:style-name="Standard">//iterates over each child in the stars group. <text:s/>Passes the child key to the callback function.</text:p>
      <text:p text:style-name="Standard">stars.forEachAlive(function(star) {});</text:p>
      <text:p text:style-name="Standard"/>
      <text:p text:style-name="P1">Accessing the Game World Methods</text:p>
      <text:p text:style-name="Standard">game.worl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31T21:03:08.07</meta:creation-date>
    <dc:date>2017-07-31T22:52:43.47</dc:date>
    <meta:editing-duration>PT1H49M33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17" meta:word-count="101" meta:character-count="727"/>
  </office:meta>
</office:document-meta>
</file>